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rsid="001a98e0" officeooo:paragraph-rsid="001a98e0"/>
    </style:style>
    <style:style style:name="P2" style:family="paragraph" style:parent-style-name="Text_20_body">
      <style:text-properties fo:font-size="18pt" fo:font-weight="bold" officeooo:rsid="001fe6a5" officeooo:paragraph-rsid="001fe6a5" style:font-size-asian="18pt" style:font-weight-asian="bold" style:font-size-complex="18pt" style:font-weight-complex="bold"/>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paragraph-properties fo:margin-left="0.132cm" fo:margin-right="0cm" fo:text-indent="0cm" style:auto-text-indent="false"/>
    </style:style>
    <style:style style:name="P8" style:family="paragraph" style:parent-style-name="Preformatted_20_Text">
      <style:paragraph-properties fo:margin-top="0cm" fo:margin-bottom="0.499cm" loext:contextual-spacing="false"/>
    </style:style>
    <style:style style:name="P9" style:family="paragraph" style:parent-style-name="Heading_20_2" style:list-style-name="L1">
      <style:text-properties officeooo:rsid="001a98e0" officeooo:paragraph-rsid="001a98e0"/>
    </style:style>
    <style:style style:name="P10" style:family="paragraph" style:parent-style-name="Heading_20_2" style:list-style-name="L1">
      <style:text-properties officeooo:rsid="001a98e0" officeooo:paragraph-rsid="001f44d0"/>
    </style:style>
    <style:style style:name="T1" style:family="text">
      <style:text-properties officeooo:rsid="001f44d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5893744" text:style-name="L1">
        <text:list-item>
          <text:list>
            <text:list-header>
              <text:h text:style-name="P10" text:outline-level="2"><text:span text:style-name="Strong_20_Emphasis"><text:span text:style-name="T1">Dart</text:span></text:span></text:h>
            </text:list-header>
            <text:list-item>
              <text:h text:style-name="P9" text:outline-level="2"><text:bookmark text:name="a5a3"/><text:span text:style-name="Strong_20_Emphasis">Who Created Dart?</text:span></text:h>
            </text:list-item>
          </text:list>
        </text:list-item>
      </text:list>
      <text:p text:style-name="Text_20_body"><text:bookmark text:name="64ff"/>Dart was created by Google in 2011. It’s an open-source, scalable programming language, with robust libraries and runtimes, for building web, server, and mobile apps.</text:p>
      <text:list xml:id="list224252742205697" text:continue-numbering="true" text:style-name="L1">
        <text:list-item>
          <text:list>
            <text:list-item>
              <text:h text:style-name="P9" text:outline-level="2"><text:bookmark text:name="0c93"/><text:span text:style-name="Strong_20_Emphasis">What is the </text:span><text:span text:style-name="Strong_20_Emphasis"><text:span text:style-name="Source_20_Text">'this'</text:span></text:span><text:span text:style-name="Strong_20_Emphasis"> keyword, and what is its purpose when creating constructors?</text:span></text:h>
            </text:list-item>
          </text:list>
        </text:list-item>
      </text:list>
      <text:p text:style-name="Text_20_body"><text:bookmark text:name="b4ad"/>The <text:span text:style-name="Source_20_Text">this</text:span> keyword may be used in constructors as a handy shortcut for assigning values to properties — e.g., <text:span text:style-name="Source_20_Text">MyClass(this.param, this.param2, this.param3);</text:span>.</text:p>
      <text:list xml:id="list224253188511876" text:continue-numbering="true" text:style-name="L1">
        <text:list-item>
          <text:list>
            <text:list-item>
              <text:h text:style-name="P9" text:outline-level="2"><text:bookmark text:name="bb9e"/><text:span text:style-name="Strong_20_Emphasis">What’s the difference between optional-positional and optional-named parameters?</text:span></text:h>
            </text:list-item>
          </text:list>
        </text:list-item>
      </text:list>
      <text:p text:style-name="Text_20_body"><text:bookmark text:name="5c0d"/>When using named parameters, we don’t have to keep the same order as in the declaration and can just pass parameters by using its names — e.g., <text:span text:style-name="Source_20_Text">doSomething(‘First’, prefix: ‘1.’)</text:span>.</text:p>
      <text:list xml:id="list224253253595999" text:continue-numbering="true" text:style-name="L1">
        <text:list-item>
          <text:list>
            <text:list-item>
              <text:h text:style-name="P9" text:outline-level="2"><text:bookmark text:name="21d8"/><text:span text:style-name="Strong_20_Emphasis">What are extensions, and how do we create one?</text:span></text:h>
            </text:list-item>
          </text:list>
        </text:list-item>
      </text:list>
      <text:p text:style-name="Text_20_body"><text:bookmark text:name="a472"/>Extension methods make it possible to add new functionalities to any type, even those from the foundation. They were introduced in Dart 2.7 and are already available to use in Flutter as well.</text:p>
      <text:p text:style-name="Preformatted_20_Text"><text:bookmark text:name="ca7b"/>extension NumberParsing on String {</text:p>
      <text:p text:style-name="Preformatted_20_Text"><text:s text:c="4"/>int parseInt() {</text:p>
      <text:p text:style-name="Preformatted_20_Text"><text:s text:c="8"/>return int.parse(this);</text:p>
      <text:p text:style-name="Preformatted_20_Text"><text:s text:c="4"/>}</text:p>
      <text:p text:style-name="P8">}</text:p>
      <text:list xml:id="list224253432769462" text:continue-numbering="true" text:style-name="L1">
        <text:list-item>
          <text:list>
            <text:list-item>
              <text:h text:style-name="P9" text:outline-level="2"><text:bookmark text:name="db6c"/><text:span text:style-name="Strong_20_Emphasis">Can we call a method from an extension on dynamic types?</text:span></text:h>
            </text:list-item>
          </text:list>
        </text:list-item>
      </text:list>
      <text:p text:style-name="Text_20_body"><text:bookmark text:name="f7d2"/>No, it’s not possible. The reason for that is extension methods are resolved against the static type of the receiver. Because extension methods are resolved statically, they’re as fast as calling a static function.</text:p>
      <text:list xml:id="list224253922200050" text:continue-numbering="true" text:style-name="L1">
        <text:list-item>
          <text:list>
            <text:list-item>
              <text:h text:style-name="P9" text:outline-level="2"><text:bookmark text:name="a0f8"/><text:span text:style-name="Strong_20_Emphasis">How can we define a generic extension?</text:span></text:h>
            </text:list-item>
          </text:list>
        </text:list-item>
      </text:list>
      <text:p text:style-name="Text_20_body"><text:bookmark text:name="157f"/>We can do this by adding a template parameter, such as:</text:p>
      <text:p text:style-name="Preformatted_20_Text"><text:bookmark text:name="1837"/>extension MyFancyList&lt;T&gt; on List&lt;T&gt; {</text:p>
      <text:p text:style-name="Preformatted_20_Text"><text:s text:c="4"/>int get doubleLength =&gt; length * 2;</text:p>
      <text:p text:style-name="Preformatted_20_Text"><text:s text:c="4"/>List&lt;T&gt; operator -() =&gt; reversed.toList();</text:p>
      <text:p text:style-name="Preformatted_20_Text"><text:s text:c="4"/>List&lt;List&lt;T&gt;&gt; split(int at) =&gt; &lt;List&lt;T&gt;&gt;[sublist(0, at), sublist(at)];</text:p>
      <text:p text:style-name="P8">}</text:p>
      <text:list xml:id="list224253221316469" text:continue-numbering="true" text:style-name="L1">
        <text:list-item>
          <text:list>
            <text:list-item>
              <text:h text:style-name="P9" text:outline-level="2"><text:bookmark text:name="b503"/><text:soft-page-break/><text:span text:style-name="Strong_20_Emphasis">How do you create a factory?</text:span></text:h>
            </text:list-item>
          </text:list>
        </text:list-item>
      </text:list>
      <text:p text:style-name="Text_20_body"><text:bookmark text:name="bbf2"/>Factory constructors are created by adding a <text:span text:style-name="Source_20_Text">factory</text:span> keyword. Those can return subtypes or even <text:span text:style-name="Source_20_Text">null</text:span> — e.g., <text:span text:style-name="Source_20_Text">factory User.fromXml(String xml)</text:span>.</text:p>
      <text:list xml:id="list224252420483472" text:continue-numbering="true" text:style-name="L1">
        <text:list-item>
          <text:list>
            <text:list-item>
              <text:h text:style-name="P9" text:outline-level="2"><text:bookmark text:name="21f6"/><text:span text:style-name="Strong_20_Emphasis">What is a null-aware operator, and how do we use it?</text:span></text:h>
            </text:list-item>
          </text:list>
        </text:list-item>
      </text:list>
      <text:p text:style-name="Text_20_body"><text:bookmark text:name="fca2"/>There are two null-aware operators — the first one is <text:span text:style-name="Source_20_Text">??</text:span>, and the second is <text:span text:style-name="Source_20_Text">??=</text:span>.</text:p>
      <text:p text:style-name="Text_20_body"><text:bookmark text:name="9a00"/>Example: <text:span text:style-name="Source_20_Text">int x; x ??= 1</text:span>, <text:span text:style-name="Source_20_Text">var x = y ?? 2</text:span></text:p>
      <text:list xml:id="list224253066278326" text:continue-numbering="true" text:style-name="L1">
        <text:list-item>
          <text:list>
            <text:list-item>
              <text:h text:style-name="P9" text:outline-level="2"><text:bookmark text:name="2fe4"/><text:span text:style-name="Strong_20_Emphasis">How can we conditionally access a property or method in Dart?</text:span></text:h>
            </text:list-item>
          </text:list>
        </text:list-item>
      </text:list>
      <text:p text:style-name="Text_20_body"><text:bookmark text:name="68be"/>We can conditionally access a property or method on the object by using the <text:span text:style-name="Source_20_Text">?.</text:span> operator — e.g., <text:span text:style-name="Source_20_Text">x?.doSomething()</text:span></text:p>
      <text:list xml:id="list224252098146623" text:continue-numbering="true" text:style-name="L1">
        <text:list-item>
          <text:list>
            <text:list-item>
              <text:h text:style-name="P9" text:outline-level="2"><text:bookmark text:name="ba2d"/><text:span text:style-name="Strong_20_Emphasis">How do we create custom getters and setters, and what’s the advantage of doing so?</text:span></text:h>
            </text:list-item>
          </text:list>
        </text:list-item>
      </text:list>
      <text:p text:style-name="Text_20_body"><text:bookmark text:name="004b"/>By doing so, we can add some additional checks while setting a value to make sure it fulfills our criteria. Also, we can control the access-level getter and setter separately.</text:p>
      <text:p text:style-name="Preformatted_20_Text"><text:bookmark text:name="3a0b"/>class MyClass {</text:p>
      <text:p text:style-name="Preformatted_20_Text"><text:s text:c="4"/>int _aProperty = 0;</text:p>
      <text:p text:style-name="Preformatted_20_Text"><text:s text:c="4"/>int get aProperty =&gt; _aProperty;</text:p>
      <text:p text:style-name="Preformatted_20_Text"><text:s text:c="4"/>set aProperty(int value) {</text:p>
      <text:p text:style-name="Preformatted_20_Text"><text:s text:c="8"/>if (value &gt;= 0) {</text:p>
      <text:p text:style-name="Preformatted_20_Text"><text:s text:c="12"/>_aProperty = value;</text:p>
      <text:p text:style-name="Preformatted_20_Text"><text:s text:c="8"/>}</text:p>
      <text:p text:style-name="Preformatted_20_Text"><text:s text:c="4"/>}</text:p>
      <text:p text:style-name="P8">}</text:p>
      <text:list xml:id="list224253632263882" text:continue-numbering="true" text:style-name="L1">
        <text:list-item>
          <text:list>
            <text:list-item>
              <text:h text:style-name="P9" text:outline-level="2"><text:bookmark text:name="33c6"/><text:span text:style-name="Strong_20_Emphasis">What’s a ‘Future’ in Dart?</text:span></text:h>
            </text:list-item>
          </text:list>
        </text:list-item>
      </text:list>
      <text:p text:style-name="Text_20_body"><text:bookmark text:name="53af"/>It’s used for asynchronous programming. A <text:span text:style-name="Source_20_Text">Future</text:span> represents a potential value (or error) that’ll be available at some time in the future.</text:p>
      <text:p text:style-name="Text_20_body"><text:bookmark text:name="40e7"/>Receivers of a <text:span text:style-name="Source_20_Text">Future</text:span> can register callbacks that handle the value or error once it’s available.</text:p>
      <text:list xml:id="list224252868362831" text:continue-numbering="true" text:style-name="L1">
        <text:list-item>
          <text:list>
            <text:list-item>
              <text:h text:style-name="P9" text:outline-level="2"><text:bookmark text:name="210d"/><text:span text:style-name="Strong_20_Emphasis">What are </text:span><text:span text:style-name="Strong_20_Emphasis"><text:span text:style-name="Source_20_Text">the 'async’</text:span></text:span><text:span text:style-name="Strong_20_Emphasis"> and </text:span><text:span text:style-name="Source_20_Text"><text:span text:style-name="Strong_20_Emphasis">'await’</text:span></text:span><text:span text:style-name="Strong_20_Emphasis"> keywords for?</text:span></text:h>
            </text:list-item>
          </text:list>
        </text:list-item>
      </text:list>
      <text:p text:style-name="Text_20_body"><text:bookmark text:name="8d52"/>These are keywords that make asynchronous programming much easier to use and read.</text:p>
      <text:p text:style-name="Text_20_body"><text:bookmark text:name="8587"/>We can use those instead of writing a <text:span text:style-name="Source_20_Text">then</text:span> callback on <text:span text:style-name="Source_20_Text">Future</text:span> objects.</text:p>
      <text:list xml:id="list224253107690483" text:continue-numbering="true" text:style-name="L1">
        <text:list-item>
          <text:list>
            <text:list-item>
              <text:h text:style-name="P9" text:outline-level="2"><text:bookmark text:name="97dd"/><text:soft-page-break/><text:span text:style-name="Strong_20_Emphasis">What are good style practices while working with Dart?</text:span></text:h>
            </text:list-item>
          </text:list>
        </text:list-item>
      </text:list>
      <text:p text:style-name="Text_20_body"><text:bookmark text:name="2379"/>You need to be aware of how to name files, classes, properties, etc. correctly. You should read <text:a xlink:type="simple" xlink:href="https://dart.dev/guides/language/effective-dart/style" office:target-frame-name="_blank" xlink:show="new" text:style-name="Internet_20_link" text:visited-style-name="Visited_20_Internet_20_Link">this</text:a> and remember as much as you can.</text:p>
      <text:list xml:id="list224252893608177" text:continue-numbering="true" text:style-name="L1">
        <text:list-item>
          <text:list>
            <text:list-item>
              <text:h text:style-name="P9" text:outline-level="2"><text:bookmark text:name="e36c"/><text:span text:style-name="Strong_20_Emphasis">How can we parse JSON?</text:span></text:h>
            </text:list-item>
          </text:list>
        </text:list-item>
      </text:list>
      <text:p text:style-name="Text_20_body"><text:bookmark text:name="d8fb"/>Dart provides this natively, and it’s available within the <text:a xlink:type="simple" xlink:href="https://api.dart.dev/stable/2.7.2/dart-convert/dart-convert-library.html" office:target-frame-name="_blank" xlink:show="new" text:style-name="Internet_20_link" text:visited-style-name="Visited_20_Internet_20_Link">dart:convert library</text:a>. There are <text:span text:style-name="Source_20_Text">jsonDecode</text:span> and <text:span text:style-name="Source_20_Text">jsonEncode</text:span> methods available.</text:p>
      <text:list xml:id="list224252989819807" text:continue-numbering="true" text:style-name="L1">
        <text:list-item>
          <text:list>
            <text:list-item>
              <text:h text:style-name="P9" text:outline-level="2"><text:bookmark text:name="9363"/><text:span text:style-name="Strong_20_Emphasis">What’s a spread operator?</text:span></text:h>
            </text:list-item>
          </text:list>
        </text:list-item>
      </text:list>
      <text:p text:style-name="Text_20_body"><text:bookmark text:name="bcf0"/>The spread operator was added to Dart 2.3. It provides a concise way to insert multiple elements into a collection. There’s also a <text:span text:style-name="Source_20_Text">null-aware</text:span> spread operator that inserts elements conditionally (only if the array isn’t <text:span text:style-name="Source_20_Text">nil</text:span>).</text:p>
      <text:list xml:id="list224252704493890" text:continue-numbering="true" text:style-name="L1">
        <text:list-item>
          <text:list>
            <text:list-item>
              <text:h text:style-name="P9" text:outline-level="2"><text:bookmark text:name="c0c1"/><text:span text:style-name="Strong_20_Emphasis">Last thoughts on Dart</text:span></text:h>
            </text:list-item>
          </text:list>
        </text:list-item>
      </text:list>
      <text:p text:style-name="Text_20_body"><text:bookmark text:name="0144"/>That’s just a few questions you might be asked about at the interview. You may expect more general questions. If it’s a junior position, it could even be anything about flow control statements (if-else, loops, switch, asserts, etc.) or even the most basic questions like “What’s a class?”</text:p>
      <text:p text:style-name="Text_20_body"/>
      <text:p text:style-name="P2">Flutter</text:p>
      <text:list xml:id="list224253022184694" text:continue-numbering="true" text:style-name="L1">
        <text:list-item>
          <text:list>
            <text:list-item>
              <text:h text:style-name="P9" text:outline-level="2"><text:bookmark text:name="5f4e"/><text:span text:style-name="Strong_20_Emphasis">When was the stable version of Flutter released?</text:span></text:h>
            </text:list-item>
          </text:list>
        </text:list-item>
      </text:list>
      <text:p text:style-name="Text_20_body"><text:bookmark text:name="f351"/>December 2019.</text:p>
      <text:list xml:id="list224253632474499" text:continue-numbering="true" text:style-name="L1">
        <text:list-item>
          <text:list>
            <text:list-item>
              <text:h text:style-name="P9" text:outline-level="2"><text:bookmark text:name="d987"/><text:span text:style-name="Strong_20_Emphasis">What are widgets?</text:span></text:h>
            </text:list-item>
          </text:list>
        </text:list-item>
      </text:list>
      <text:p text:style-name="Text_20_body"><text:bookmark text:name="d9ad"/>Everything in Flutter is a widget, but what exactly is a widget? A<text:span text:style-name="Emphasis"> widget</text:span> is a user interface element.</text:p>
      <text:list xml:id="list224252331651233" text:continue-numbering="true" text:style-name="L1">
        <text:list-item>
          <text:list>
            <text:list-item>
              <text:h text:style-name="P9" text:outline-level="2"><text:bookmark text:name="4b81"/><text:span text:style-name="Strong_20_Emphasis">What’s a difference between stateless and stateful widgets?</text:span></text:h>
            </text:list-item>
          </text:list>
        </text:list-item>
      </text:list>
      <text:p text:style-name="Text_20_body"><text:bookmark text:name="ec03"/>Stateless widgets have their state created only once — therefore, the <text:span text:style-name="Source_20_Text">build</text:span> method is called only once as well.</text:p>
      <text:p text:style-name="Text_20_body"><text:bookmark text:name="2005"/>Stateful widgets have their state explicitly created, and it can be modified during the lifetime of the widget.</text:p>
      <text:list xml:id="list224252850659486" text:continue-numbering="true" text:style-name="L1">
        <text:list-item>
          <text:list>
            <text:list-item>
              <text:h text:style-name="P9" text:outline-level="2"><text:bookmark text:name="48b5"/><text:span text:style-name="Strong_20_Emphasis">What’s the lifecycle of a ‘StatefulWidget’?</text:span></text:h>
            </text:list-item>
          </text:list>
        </text:list-item>
      </text:list>
      <text:list xml:id="list1120091073" text:style-name="L2">
        <text:list-item>
          <text:p text:style-name="P5"><text:bookmark text:name="93b7"/><text:span text:style-name="Source_20_Text">createState()</text:span> — a method in a <text:span text:style-name="Source_20_Text">StatefulWidget</text:span> that’s called immediately and should return a <text:span text:style-name="Source_20_Text">State</text:span> object for the widget</text:p>
        </text:list-item>
        <text:list-item>
          <text:p text:style-name="P5"><text:bookmark text:name="d505"/><text:soft-page-break/><text:span text:style-name="Source_20_Text">initState() </text:span>— the first method called in the <text:span text:style-name="Source_20_Text">State</text:span> object after the widget is created</text:p>
        </text:list-item>
        <text:list-item>
          <text:p text:style-name="P5"><text:bookmark text:name="757c"/><text:span text:style-name="Source_20_Text">didChangeDependencies()</text:span> — called immediately after <text:span text:style-name="Source_20_Text">initState()</text:span> the first time the widget is built</text:p>
        </text:list-item>
        <text:list-item>
          <text:p text:style-name="P5"><text:bookmark text:name="e6a3"/><text:span text:style-name="Source_20_Text">build() </text:span>— very similar to the one from the <text:span text:style-name="Source_20_Text">StatelessWidget</text:span>. It’s called right after <text:span text:style-name="Source_20_Text">didChangeDependencies()</text:span>. It’s called every single time the UI needs to render and returns a widget’s tree.</text:p>
        </text:list-item>
        <text:list-item>
          <text:p text:style-name="P5"><text:bookmark text:name="8a69"/><text:span text:style-name="Source_20_Text">didUpdateWidget()</text:span> — it’s called when the parent widget changes and needs to redraw its UI</text:p>
        </text:list-item>
        <text:list-item>
          <text:p text:style-name="P5"><text:bookmark text:name="8b99"/><text:span text:style-name="Source_20_Text">deactivate()</text:span> — called before <text:span text:style-name="Source_20_Text">dispose()</text:span>, when this object is removed from the tree</text:p>
        </text:list-item>
        <text:list-item>
          <text:p text:style-name="P3"><text:bookmark text:name="ba34"/><text:span text:style-name="Source_20_Text">dispose() </text:span>— called when deallocating the whole widget and its state</text:p>
        </text:list-item>
      </text:list>
      <text:list xml:id="list224254101127572" text:continue-list="list224252850659486" text:style-name="L1">
        <text:list-item>
          <text:list>
            <text:list-item>
              <text:h text:style-name="P9" text:outline-level="2"><text:bookmark text:name="2426"/><text:span text:style-name="Strong_20_Emphasis">What’s a pubspec.yml file?</text:span></text:h>
            </text:list-item>
          </text:list>
        </text:list-item>
      </text:list>
      <text:p text:style-name="Text_20_body"><text:bookmark text:name="e848"/>It’s a file where you can provide all the dependencies (optional and required — e.g., plugins, Dart version, font, images) of your Flutter project. It’s also a place where you configure the project’s name and description.</text:p>
      <text:list xml:id="list224252312543810" text:continue-numbering="true" text:style-name="L1">
        <text:list-item>
          <text:list>
            <text:list-item>
              <text:h text:style-name="P9" text:outline-level="2"><text:bookmark text:name="5c0f"/><text:span text:style-name="Strong_20_Emphasis">What’s a hot reload and a hot restart? What’s the difference?</text:span></text:h>
            </text:list-item>
          </text:list>
        </text:list-item>
      </text:list>
      <text:p text:style-name="Text_20_body"><text:bookmark text:name="579f"/>The hot-reload feature allows you to quickly reload the code on a running app. It takes less time than hot restart, as the hot restart destroys and recreates all states in the app as well (and the whole widget tree is completely rebuilt).</text:p>
      <text:list xml:id="list224253750272933" text:continue-numbering="true" text:style-name="L1">
        <text:list-item>
          <text:list>
            <text:list-item>
              <text:h text:style-name="P9" text:outline-level="2"><text:bookmark text:name="2587"/><text:span text:style-name="Strong_20_Emphasis">What’s an ‘InheritedWidget’?</text:span></text:h>
            </text:list-item>
          </text:list>
        </text:list-item>
      </text:list>
      <text:p text:style-name="Text_20_body"><text:bookmark text:name="531d"/>It’s a special kind of widget that only holds data — it doesn’t describe the user interface. It defines a context at the root of a subtree, and it can efficiently provide this context to every widget down the tree.</text:p>
      <text:p text:style-name="P7"><text:bookmark text:name="632e"/>Watch <text:a xlink:type="simple" xlink:href="https://www.youtube.com/watch?v=Zbm3hjPjQMk" office:target-frame-name="_blank" xlink:show="new" text:style-name="Internet_20_link" text:visited-style-name="Visited_20_Internet_20_Link">this video</text:a> to understand the whole concept — I think it’s well explained there.</text:p>
      <text:list xml:id="list224253009469415" text:continue-numbering="true" text:style-name="L1">
        <text:list-item>
          <text:list>
            <text:list-item>
              <text:h text:style-name="P9" text:outline-level="2"><text:bookmark text:name="44fd"/><text:span text:style-name="Strong_20_Emphasis">How can Flutter communicate with native frameworks in Objective-C/Swift/Kotlin/Java?</text:span></text:h>
            </text:list-item>
          </text:list>
        </text:list-item>
      </text:list>
      <text:p text:style-name="Text_20_body"><text:bookmark text:name="fb02"/>Through plugins. To call any native code, we need to create a bridge between the native code and Flutter.</text:p>
      <text:list xml:id="list224252543339937" text:continue-numbering="true" text:style-name="L1">
        <text:list-item>
          <text:list>
            <text:list-item>
              <text:h text:style-name="P9" text:outline-level="2"><text:bookmark text:name="7a3a"/><text:span text:style-name="Strong_20_Emphasis">What’s a ‘SafeArea’ widget for?</text:span></text:h>
            </text:list-item>
          </text:list>
        </text:list-item>
      </text:list>
      <text:p text:style-name="Text_20_body"><text:bookmark text:name="ab51"/>It’s a widget that makes it easily to place our widgets in a portion of the view that’s unobscured by bars and other content like status bars.</text:p>
      <text:list xml:id="list224253314478127" text:continue-numbering="true" text:style-name="L1">
        <text:list-item>
          <text:list>
            <text:list-item>
              <text:h text:style-name="P9" text:outline-level="2"><text:bookmark text:name="f442"/><text:span text:style-name="Strong_20_Emphasis">Is Flutter only for mobile apps?</text:span></text:h>
            </text:list-item>
          </text:list>
        </text:list-item>
      </text:list>
      <text:p text:style-name="Text_20_body"><text:bookmark text:name="0236"/>No, it’s possible to build web applications as well — although it’s still in beta and not officially released yet.</text:p>
      <text:list xml:id="list224253810523485" text:continue-numbering="true" text:style-name="L1">
        <text:list-item>
          <text:list>
            <text:list-item>
              <text:h text:style-name="P9" text:outline-level="2"><text:bookmark text:name="d11b"/><text:soft-page-break/><text:span text:style-name="Strong_20_Emphasis">What are the different ways to create navigation?</text:span></text:h>
            </text:list-item>
          </text:list>
        </text:list-item>
      </text:list>
      <text:p text:style-name="Text_20_body"><text:bookmark text:name="09d1"/>There are three ways to create navigation in Flutter:</text:p>
      <text:list xml:id="list2371794821" text:style-name="L3">
        <text:list-item>
          <text:p text:style-name="P6"><text:bookmark text:name="c605"/>Direct navigation with <text:span text:style-name="Source_20_Text">MaterialPageRoute</text:span> (or similar)</text:p>
        </text:list-item>
        <text:list-item>
          <text:p text:style-name="P6"><text:bookmark text:name="6b94"/>Static navigation with a map route — where you create a <text:span text:style-name="Source_20_Text">routes</text:span> map in the <text:span text:style-name="Source_20_Text">MaterialApp</text:span> and then push it by using its name</text:p>
        </text:list-item>
        <text:list-item>
          <text:p text:style-name="P4"><text:bookmark text:name="6171"/>Dynamic navigation which generates routes — i.e., implementing <text:span text:style-name="Source_20_Text">onGenerateRoute</text:span> callback in the <text:span text:style-name="Source_20_Text">MaterialApp</text:span> class</text:p>
        </text:list-item>
      </text:list>
      <text:list xml:id="list224252890853329" text:continue-list="list224253810523485" text:style-name="L1">
        <text:list-item>
          <text:list>
            <text:list-item>
              <text:h text:style-name="P9" text:outline-level="2"><text:bookmark text:name="64c3"/><text:span text:style-name="Strong_20_Emphasis">What are slivers? Give some examples.</text:span></text:h>
            </text:list-item>
          </text:list>
        </text:list-item>
      </text:list>
      <text:p text:style-name="Text_20_body"><text:bookmark text:name="251d"/>You’re on a good start if you already noticed they’re not called <text:span text:style-name="Emphasis">silvers.</text:span> A <text:span text:style-name="Emphasis">sliver </text:span>is a portion of a scrollable area. You can use slivers to achieve custom scrolling effects. That means you can, for example, have a <text:span text:style-name="Source_20_Text">ListView</text:span> and <text:span text:style-name="Source_20_Text">GridView</text:span> scroll together. It’d be possible to do something similar with a basic scroll as well, but slivers are performing much better in such cases.</text:p>
      <text:list xml:id="list224254205738256" text:continue-numbering="true" text:style-name="L1">
        <text:list-item>
          <text:list>
            <text:list-item>
              <text:h text:style-name="P9" text:outline-level="2"><text:bookmark text:name="3c3e"/><text:span text:style-name="Strong_20_Emphasis">How can we embed a regular widget (e.g., a container) within a sliver?</text:span></text:h>
            </text:list-item>
          </text:list>
        </text:list-item>
      </text:list>
      <text:p text:style-name="Text_20_body"><text:bookmark text:name="b710"/>We can embed a container within <text:span text:style-name="Source_20_Text">SliverToBoxAdapter</text:span> that can be used as a child of the slivers.</text:p>
      <text:list xml:id="list224253207123254" text:continue-numbering="true" text:style-name="L1">
        <text:list-item>
          <text:list>
            <text:list-item>
              <text:h text:style-name="P9" text:outline-level="2"><text:bookmark text:name="79ff"/><text:span text:style-name="Strong_20_Emphasis">What are tween animations?</text:span></text:h>
            </text:list-item>
          </text:list>
        </text:list-item>
      </text:list>
      <text:p text:style-name="Text_20_body"><text:bookmark text:name="3c94"/><text:span text:style-name="Emphasis">Tween animations </text:span>is short for <text:span text:style-name="Emphasis">in-betweening. </text:span>In tween animations, we define the beginning and the end of the animation, and the framework itself calculates how to transition the widget to fulfill values.</text:p>
      <text:list xml:id="list224253761172312" text:continue-numbering="true" text:style-name="L1">
        <text:list-item>
          <text:list>
            <text:list-item>
              <text:h text:style-name="P9" text:outline-level="2"><text:bookmark text:name="ba70"/><text:span text:style-name="Strong_20_Emphasis">What architectures are you familiar with, and which one do you prefer?</text:span></text:h>
            </text:list-item>
          </text:list>
        </text:list-item>
      </text:list>
      <text:p text:style-name="Text_20_body"><text:bookmark text:name="b417"/>So it’s quite up to you. You should know at least one if you’ve ever created an app in Flutter. If not, you might want to read about them a little bit — e.g., BLoC, Redux.</text:p>
      <text:list xml:id="list224252410103523" text:continue-numbering="true" text:style-name="L1">
        <text:list-item>
          <text:list>
            <text:list-item>
              <text:h text:style-name="P9" text:outline-level="2"><text:bookmark text:name="a6f0"/><text:span text:style-name="Strong_20_Emphasis">What are keys, and when do you use them?</text:span></text:h>
            </text:list-item>
          </text:list>
        </text:list-item>
      </text:list>
      <text:p text:style-name="Text_20_body"><text:bookmark text:name="cfa3"/>A <text:span text:style-name="Emphasis">key</text:span> is an identifier that can be used for widgets, elements, and semantic nodes. Keys can be useful if you want to, for example, preserve a state when widgets move around in your widget tree. That means, if you use the key on a <text:span text:style-name="Source_20_Text">ScrollView</text:span>, you can preserve the scroll position when modifying a collection.</text:p>
      <text:list xml:id="list224252981990317" text:continue-numbering="true" text:style-name="L1">
        <text:list-item>
          <text:list>
            <text:list-item>
              <text:h text:style-name="P9" text:outline-level="2"><text:bookmark text:name="d598"/><text:soft-page-break/><text:span text:style-name="Strong_20_Emphasis">How do you execute code only in certain modes (release, debug, profile)?</text:span></text:h>
            </text:list-item>
          </text:list>
        </text:list-item>
      </text:list>
      <text:p text:style-name="Text_20_body"><text:bookmark text:name="41ed"/>You can use constants from the Foundation package to check what mode the app is running in: <text:span text:style-name="Source_20_Text">kReleaseMode</text:span>, <text:span text:style-name="Source_20_Text">kProfileMode</text:span>, or <text:span text:style-name="Source_20_Text">kDebugMode</text:span>.</text:p>
      <text:list xml:id="list224252252796765" text:continue-numbering="true" text:style-name="L1">
        <text:list-item>
          <text:list>
            <text:list-item>
              <text:h text:style-name="P9" text:outline-level="2"><text:bookmark text:name="3f49"/><text:span text:style-name="Strong_20_Emphasis">What’s a difference between the debug and profile modes?</text:span></text:h>
            </text:list-item>
          </text:list>
        </text:list-item>
      </text:list>
      <text:p text:style-name="Text_20_body"><text:bookmark text:name="60ce"/>The <text:span text:style-name="Emphasis">debug mode</text:span> is used for debugging the application. However, in the <text:span text:style-name="Emphasis">profile mode</text:span>, only some debugging ability is maintained — just enough to profile your app’s performance.</text:p>
      <text:list xml:id="list224254090820614" text:continue-numbering="true" text:style-name="L1">
        <text:list-item>
          <text:list>
            <text:list-item>
              <text:h text:style-name="P9" text:outline-level="2"><text:bookmark text:name="8840"/><text:span text:style-name="Strong_20_Emphasis">When do you use </text:span><text:span text:style-name="Source_20_Text"><text:span text:style-name="Strong_20_Emphasis"><text:span text:style-name="Emphasis">'double</text:span></text:span></text:span><text:span text:style-name="Source_20_Text"><text:span text:style-name="Strong_20_Emphasis">.infinity’</text:span></text:span><text:span text:style-name="Strong_20_Emphasis">?</text:span></text:h>
            </text:list-item>
          </text:list>
        </text:list-item>
      </text:list>
      <text:p text:style-name="Text_20_body"><text:bookmark text:name="a388"/>It’s used when you want to specify the widget should be as big as a parent.</text:p>
      <text:list xml:id="list224252793325190" text:continue-numbering="true" text:style-name="L1">
        <text:list-item>
          <text:list>
            <text:list-item>
              <text:h text:style-name="P9" text:outline-level="2"><text:bookmark text:name="676f"/><text:span text:style-name="Strong_20_Emphasis">How do you create a widget that looks different in iOS and Android?</text:span></text:h>
            </text:list-item>
          </text:list>
        </text:list-item>
      </text:list>
      <text:p text:style-name="Text_20_body"><text:bookmark text:name="2767"/>You can use the <text:a xlink:type="simple" xlink:href="https://pub.dev/packages/flutter_platform_widgets" office:target-frame-name="_blank" xlink:show="new" text:style-name="Internet_20_link" text:visited-style-name="Visited_20_Internet_20_Link">flutter_platform_widgets</text:a> plugin, which makes things easier to handle, or you can check the platform manually by doing:</text:p>
      <text:p text:style-name="Text_20_body"><text:bookmark text:name="7048"/><text:span text:style-name="Source_20_Text"><text:span text:style-name="Emphasis">Platform</text:span></text:span><text:span text:style-name="Source_20_Text">.isIOS</text:span> from <text:span text:style-name="Source_20_Text">dart:io</text:span> package</text:p>
      <text:p text:style-name="Text_20_body"><text:bookmark text:name="c3b5"/>or</text:p>
      <text:p text:style-name="Text_20_body"><text:bookmark text:name="0251"/><text:span text:style-name="Source_20_Text">if(Theme.of(context).platform == TargetPlatform.iOS)</text:span></text:p>
      <text:p text:style-name="Text_20_body"><text:bookmark text:name="24ec"/>Then, create/configure widgets depending on it.</text:p>
      <text:list xml:id="list224253455726935" text:continue-numbering="true" text:style-name="L1">
        <text:list-item>
          <text:list>
            <text:list-item>
              <text:h text:style-name="P9" text:outline-level="2"><text:bookmark text:name="d94b"/><text:span text:style-name="Strong_20_Emphasis">How do you make HTTP requests in Flutter?</text:span></text:h>
            </text:list-item>
          </text:list>
        </text:list-item>
      </text:list>
      <text:p text:style-name="Text_20_body"><text:bookmark text:name="bed2"/>The easiest way is to use the HTTP package (<text:span text:style-name="Source_20_Text">import ‘package:http/http.dart’ as http;</text:span>).</text:p>
      <text:p text:style-name="Text_20_body"><text:bookmark text:name="8c94"/>This has a convenient method for making a request:</text:p>
      <text:p text:style-name="P8"><text:bookmark text:name="ec7c"/>http.get(‘https://jsonplaceholder.typicode.com/albums/1');</text:p>
      <text:p text:style-name="Text_20_body"><text:bookmark text:name="b66d"/>This returns a <text:span text:style-name="Source_20_Text">Future&lt;http.Response&gt;</text:span>.</text:p>
      <text:list xml:id="list224253713451930" text:continue-numbering="true" text:style-name="L1">
        <text:list-item>
          <text:list>
            <text:list-item>
              <text:h text:style-name="P9" text:outline-level="2"><text:bookmark text:name="1856"/><text:span text:style-name="Strong_20_Emphasis">How do you use hexadecimal colors?</text:span></text:h>
            </text:list-item>
          </text:list>
        </text:list-item>
      </text:list>
      <text:p text:style-name="Text_20_body"><text:bookmark text:name="1ac3"/><text:span text:style-name="Source_20_Text">const Color(0xFF000000);</text:span></text:p>
      <text:list xml:id="list224253865614581" text:continue-numbering="true" text:style-name="L1">
        <text:list-item>
          <text:list>
            <text:list-item>
              <text:h text:style-name="P9" text:outline-level="2"><text:bookmark text:name="e806"/>How to create a TextField with initial value?</text:h>
            </text:list-item>
          </text:list>
        </text:list-item>
      </text:list>
      <text:p text:style-name="Text_20_body"><text:bookmark text:name="0787"/>We need to set a controller with an initial value — <text:span text:style-name="Source_20_Text">TextEditingController(text: “Initial Text”)</text:span>.</text:p>
      <text:list xml:id="list224253691420092" text:continue-numbering="true" text:style-name="L1">
        <text:list-item>
          <text:list>
            <text:list-item>
              <text:h text:style-name="P9" text:outline-level="2"><text:bookmark text:name="2fc7"/><text:soft-page-break/><text:span text:style-name="Strong_20_Emphasis">Is there any way to dismiss the keyboard programatically?</text:span></text:h>
            </text:list-item>
          </text:list>
        </text:list-item>
      </text:list>
      <text:p text:style-name="Text_20_body"><text:bookmark text:name="406b"/><text:span text:style-name="Source_20_Text">FocusScope.of(context).unfocus();</text:span></text:p>
      <text:list xml:id="list224254237518852" text:continue-numbering="true" text:style-name="L1">
        <text:list-item>
          <text:list>
            <text:list-item>
              <text:h text:style-name="P9" text:outline-level="2"><text:bookmark text:name="4ec4"/><text:span text:style-name="Strong_20_Emphasis">What are the ways to add a ‘ListView’ to a column?</text:span></text:h>
            </text:list-item>
          </text:list>
        </text:list-item>
      </text:list>
      <text:p text:style-name="Text_20_body"><text:bookmark text:name="37b6"/>We need to either explicitly set the height of the <text:span text:style-name="Source_20_Text">ListView</text:span>, use the <text:span text:style-name="Source_20_Text">shrinkWrap </text:span>property on the <text:span text:style-name="Source_20_Text">ListView</text:span>, or wrap the <text:span text:style-name="Source_20_Text">ListView</text:span> with an <text:span text:style-name="Source_20_Text">Expanded</text:span> widget.</text:p>
      <text:p text:style-name="Text_20_body"><text:bookmark text:name="9636"/>Which one you use depends on your design.</text:p>
      <text:list xml:id="list224252455651016" text:continue-numbering="true" text:style-name="L1">
        <text:list-item>
          <text:list>
            <text:list-item>
              <text:h text:style-name="P9" text:outline-level="2"><text:bookmark text:name="9ed2"/><text:span text:style-name="Strong_20_Emphasis">What’s the reason behind text with a yellow </text:span>double <text:span text:style-name="Strong_20_Emphasis">underline?</text:span></text:h>
            </text:list-item>
          </text:list>
        </text:list-item>
      </text:list>
      <text:p text:style-name="Text_20_body"><text:bookmark text:name="4a8d"/>It means an instance of the theme is missing as a parent.</text:p>
      <text:list xml:id="list224252463726974" text:continue-numbering="true" text:style-name="L1">
        <text:list-item>
          <text:list>
            <text:list-item>
              <text:h text:style-name="P9" text:outline-level="2"><text:bookmark text:name="d211"/><text:span text:style-name="Strong_20_Emphasis">Can we use SVG files as images?</text:span></text:h>
            </text:list-item>
          </text:list>
        </text:list-item>
      </text:list>
      <text:p text:style-name="Text_20_body"><text:bookmark text:name="1c00"/>Yes, the <text:a xlink:type="simple" xlink:href="https://pub.dev/packages/flutter_svg" office:target-frame-name="_blank" xlink:show="new" text:style-name="Internet_20_link" text:visited-style-name="Visited_20_Internet_20_Link">flutter_svg</text:a> plugin allows it.</text:p>
      <text:list xml:id="list224254247667291" text:continue-numbering="true" text:style-name="L1">
        <text:list-item>
          <text:list>
            <text:list-item>
              <text:h text:style-name="P9" text:outline-level="2"><text:bookmark text:name="0aef"/><text:span text:style-name="Strong_20_Emphasis">How do you load an image from the network?</text:span></text:h>
            </text:list-item>
          </text:list>
        </text:list-item>
      </text:list>
      <text:p text:style-name="Text_20_body"><text:bookmark text:name="a576"/>To show images from an URL, we can use the <text:span text:style-name="Source_20_Text">Image.network()</text:span> constructor.</text:p>
      <text:list xml:id="list224252746641136" text:continue-numbering="true" text:style-name="L1">
        <text:list-item>
          <text:list>
            <text:list-item>
              <text:h text:style-name="P9" text:outline-level="2"><text:bookmark text:name="b543"/><text:span text:style-name="Strong_20_Emphasis">How do you programatically scroll a </text:span><text:span text:style-name="Source_20_Text"><text:span text:style-name="Strong_20_Emphasis">'ScrollView'</text:span></text:span><text:span text:style-name="Strong_20_Emphasis"> widget?</text:span></text:h>
            </text:list-item>
          </text:list>
        </text:list-item>
      </text:list>
      <text:p text:style-name="Text_20_body"><text:bookmark text:name="3ec0"/>You need to create a controller, <text:span text:style-name="Source_20_Text">ScrollController</text:span>, and assign it to the <text:span text:style-name="Source_20_Text">ScrollView</text:span>. Then, we can call the <text:span text:style-name="Source_20_Text">animateTo</text:span> method (or another similar method) on the controller whenever we want to scroll.</text:p>
      <text:list xml:id="list224254237716646" text:continue-numbering="true" text:style-name="L1">
        <text:list-item>
          <text:list>
            <text:list-item>
              <text:h text:style-name="P9" text:outline-level="2"><text:bookmark text:name="1905"/><text:span text:style-name="Strong_20_Emphasis">How do you override the back-button action?</text:span></text:h>
            </text:list-item>
          </text:list>
        </text:list-item>
      </text:list>
      <text:p text:style-name="Text_20_body"><text:bookmark text:name="67f6"/>We can use the<text:span text:style-name="Source_20_Text"> WillPopScope</text:span> widget for this.</text:p>
      <text:list xml:id="list224254277933490" text:continue-numbering="true" text:style-name="L1">
        <text:list-item>
          <text:list>
            <text:list-item>
              <text:h text:style-name="P9" text:outline-level="2"><text:bookmark text:name="ca2c"/><text:span text:style-name="Strong_20_Emphasis">What’s the purpose of </text:span><text:span text:style-name="Source_20_Text"><text:span text:style-name="Strong_20_Emphasis">the 'reverse‘’</text:span></text:span><text:span text:style-name="Strong_20_Emphasis"> property on a </text:span><text:span text:style-name="Source_20_Text"><text:span text:style-name="Strong_20_Emphasis">'ListView’</text:span></text:span><text:span text:style-name="Strong_20_Emphasis"> widget?</text:span></text:h>
            </text:list-item>
          </text:list>
        </text:list-item>
      </text:list>
      <text:p text:style-name="Text_20_body"><text:bookmark text:name="008e"/>It shows the items on the list in reversed order. We could reverse the array with the items as well, but this one makes the code cleaner.</text:p>
      <text:list xml:id="list224253539605071" text:continue-numbering="true" text:style-name="L1">
        <text:list-item>
          <text:list>
            <text:list-item>
              <text:h text:style-name="P9" text:outline-level="2"><text:bookmark text:name="7059"/><text:soft-page-break/><text:span text:style-name="Strong_20_Emphasis">How do you set a widget’s size based on the screen size?</text:span></text:h>
            </text:list-item>
          </text:list>
        </text:list-item>
      </text:list>
      <text:p text:style-name="Text_20_body"><text:bookmark text:name="fb21"/><text:span text:style-name="Source_20_Text">MediaQuery.of(context).size</text:span></text:p>
      <text:list xml:id="list224253774810878" text:continue-numbering="true" text:style-name="L1">
        <text:list-item>
          <text:list>
            <text:list-item>
              <text:h text:style-name="P9" text:outline-level="2"><text:bookmark text:name="fb211"/><text:bookmark text:name="2306"/><text:span text:style-name="Strong_20_Emphasis">What’s the command for updating all of the plugins?</text:span></text:h>
            </text:list-item>
          </text:list>
        </text:list-item>
      </text:list>
      <text:p text:style-name="Text_20_body"><text:bookmark text:name="017d"/>It’s <text:span text:style-name="Source_20_Text">flutter pub upgrade</text:span>.</text:p>
      <text:list xml:id="list224252549373210" text:continue-numbering="true" text:style-name="L1">
        <text:list-item>
          <text:list>
            <text:list-item>
              <text:h text:style-name="P9" text:outline-level="2"><text:bookmark text:name="3ce7"/><text:span text:style-name="Strong_20_Emphasis">What’s Flutter tree shaking?</text:span></text:h>
            </text:list-item>
          </text:list>
        </text:list-item>
      </text:list>
      <text:p text:style-name="Text_20_body"><text:bookmark text:name="46a5"/>It means that all the code we don’t actually use (dead code) won’t be compiled. Thanks to that, we can use big libraries without including all the unused code in our apps.</text:p>
      <text:list xml:id="list224252859758675" text:continue-numbering="true" text:style-name="L1">
        <text:list-item>
          <text:list>
            <text:list-item>
              <text:h text:style-name="P9" text:outline-level="2"><text:bookmark text:name="5e2a"/><text:span text:style-name="Strong_20_Emphasis">Is Flutter actually native?</text:span></text:h>
            </text:list-item>
          </text:list>
        </text:list-item>
      </text:list>
      <text:p text:style-name="Text_20_body"><text:bookmark text:name="8ef2"/>The Flutter application is compiled into a native ARM and x86 libraries, so, technically, it’s native.</text:p>
      <text:list xml:id="list224253473645391" text:continue-numbering="true" text:style-name="L1">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7T17:56:13.060950851</meta:creation-date>
    <meta:generator>LibreOffice/6.0.7.3$Linux_X86_64 LibreOffice_project/00m0$Build-3</meta:generator>
    <dc:date>2020-06-27T22:42:49.789500709</dc:date>
    <meta:editing-duration>PT3H35M28S</meta:editing-duration>
    <meta:editing-cycles>11</meta:editing-cycles>
    <meta:document-statistic meta:table-count="0" meta:image-count="0" meta:object-count="0" meta:page-count="8" meta:paragraph-count="146" meta:word-count="1918" meta:character-count="11450" meta:non-whitespace-character-count="9645"/>
  </office:meta>
</office:document-meta>
</file>